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bf68" officeooo:paragraph-rsid="0011bf68"/>
    </style:style>
    <style:style style:name="P2" style:family="paragraph" style:parent-style-name="Standard">
      <style:paragraph-properties fo:text-align="justify" style:justify-single-word="false"/>
      <style:text-properties officeooo:rsid="0011bf68" officeooo:paragraph-rsid="0011bf68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11bf68" officeooo:paragraph-rsid="0011bf68"/>
    </style:style>
    <style:style style:name="P4" style:family="paragraph" style:parent-style-name="Standard">
      <style:paragraph-properties fo:text-align="justify" style:justify-single-word="false"/>
      <style:text-properties fo:font-size="11pt" officeooo:rsid="0011bf68" officeooo:paragraph-rsid="0011bf68" style:font-size-asian="11pt" style:font-size-complex="11pt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officeooo:rsid="0011bf68" officeooo:paragraph-rsid="0011bf68" style:font-size-asian="12pt" style:font-size-complex="12pt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fo:font-size="12pt" officeooo:rsid="0011bf68" officeooo:paragraph-rsid="0011bf68" style:font-size-asian="12pt" style:font-size-complex="12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fo:font-size="12pt" officeooo:rsid="0011bf68" officeooo:paragraph-rsid="0011bf68" style:font-size-asian="12pt" style:font-size-complex="12pt"/>
    </style:style>
    <style:style style:name="P8" style:family="paragraph" style:parent-style-name="Standard" style:list-style-name="L6">
      <style:paragraph-properties fo:line-height="150%" fo:text-align="justify" style:justify-single-word="false"/>
      <style:text-properties fo:font-size="12pt" officeooo:rsid="0011bf68" officeooo:paragraph-rsid="0011bf6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1bf68" officeooo:paragraph-rsid="0011bf68" style:font-size-asian="12pt" style:font-size-complex="12pt"/>
    </style:style>
    <style:style style:name="P10" style:family="paragraph" style:parent-style-name="Standard" style:list-style-name="L6">
      <style:paragraph-properties fo:line-height="150%" fo:text-align="justify" style:justify-single-word="false"/>
      <style:text-properties fo:font-size="12pt" officeooo:paragraph-rsid="0011bf68" style:font-size-asian="12pt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fo:font-weight="bold" officeooo:rsid="0011bf68" officeooo:paragraph-rsid="0011bf6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bold" officeooo:rsid="0011bf68" officeooo:paragraph-rsid="0011bf68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fo:font-size="12pt" fo:font-weight="normal" officeooo:rsid="0011bf68" officeooo:paragraph-rsid="0011bf68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fo:font-size="12pt" fo:font-weight="normal" officeooo:rsid="0011bf68" officeooo:paragraph-rsid="0011bf68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fo:font-size="12pt" fo:font-weight="normal" officeooo:rsid="0011bf68" officeooo:paragraph-rsid="0011bf68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line-height="150%" fo:text-align="justify" style:justify-single-word="false"/>
      <style:text-properties fo:font-size="12pt" fo:font-weight="normal" officeooo:rsid="0011bf68" officeooo:paragraph-rsid="0011bf6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1bf68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bf68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ejandra Moya Zamora</text:p>
      <text:p text:style-name="P9">Carrer Major, 45, Barcelona, 08002, Espanya</text:p>
      <text:p text:style-name="P9">Tel. 654 89 55 56</text:p>
      <text:p text:style-name="P2"><text:a xlink:type="simple" xlink:href="mailto:alejandramoyazamora@gmail.com" text:style-name="Internet_20_link" text:visited-style-name="Visited_20_Internet_20_Link"><text:span text:style-name="T8">alejandramoyazamora@gmail.com</text:span></text:a></text:p>
      <text:p text:style-name="P9"/>
      <text:p text:style-name="P4"/>
      <text:p text:style-name="P4"/>
      <text:p text:style-name="P5"><text:span text:style-name="T1">Perfil Professional:</text:span> </text:p>
      <text:p text:style-name="P5">Em considero una persona apassionada, amb eperit de superació, orientada a resultats, amb esperiència en àrea de traball. La meva capacitat per habilitats clau: liderar equips, gestionar projectes, analitzar dades m’ha permès aconseguir logro específic.</text:p>
      <text:p text:style-name="P5"/>
      <text:p text:style-name="P11">Experiència Professional:</text:p>
      <text:p text:style-name="P5"/>
      <text:p text:style-name="P12">Desenvolupador de Software Sènior Tech Solutions, Barcelona Gener 2019 – Actualitat</text:p>
      <text:list text:style-name="L1">
        <text:list-item>
          <text:p text:style-name="P7">Lideratge d’un equip de 10 desenvolupadors en projectes clau.</text:p>
        </text:list-item>
        <text:list-item>
          <text:p text:style-name="P7">Desenvolupament i manteniment d’aplicacions web i mòbils.</text:p>
        </text:list-item>
        <text:list-item>
          <text:p text:style-name="P7">Implementació de metodologies Agile i Scrum per optimitzar el procés de desenvolupament. </text:p>
          <text:p text:style-name="P6"/>
        </text:list-item>
      </text:list>
      <text:p text:style-name="P12">Desenvolupador de Software Innovatech, Barcelona Març 2016 – Desembre 2018</text:p>
      <text:list text:style-name="L2">
        <text:list-item>
          <text:p text:style-name="P13">Disseny i desenvolupament d’aplicacios web utilitzant tecnologies com JavaScript, React i Node.js.</text:p>
        </text:list-item>
        <text:list-item>
          <text:p text:style-name="P13">Col·laboració amb equips de disseny per millorar la UI/UX de les aplicacions.</text:p>
        </text:list-item>
        <text:list-item>
          <text:p text:style-name="P13">Supervisió de la qualitat del codi i execució de proves unitàries i d’integració.</text:p>
        </text:list-item>
      </text:list>
      <text:p text:style-name="P12">Educació:</text:p>
      <text:list text:style-name="L6">
        <text:list-item>
          <text:p text:style-name="P10"><text:span text:style-name="T7">Títol (Educació Secundària Obligatòria ESO)</text:span></text:p>
        </text:list-item>
        <text:list-item>
          <text:p text:style-name="P8"><text:span text:style-name="T7">G</text:span><text:span text:style-name="T6">rau mitja tècnics en Sistemes Microinformàtics i Xarxes</text:span></text:p>
        </text:list-item>
      </text:list>
      <text:p text:style-name="P12">Habilitats:</text:p>
      <text:list text:style-name="L3">
        <text:list-item>
          <text:p text:style-name="P14">Habilitat 1 (Lideratge, treball en equip)</text:p>
        </text:list-item>
        <text:list-item>
          <text:p text:style-name="P14">Habilitat 2 (Comunicació efectiva)</text:p>
        </text:list-item>
        <text:list-item>
          <text:p text:style-name="P14">Habilitat 3 (Programació en llenguatge de programació)</text:p>
        </text:list-item>
      </text:list>
      <text:p text:style-name="P12">Idiomes:</text:p>
      <text:list text:style-name="L4">
        <text:list-item>
          <text:p text:style-name="P15">Català: Nadiu</text:p>
        </text:list-item>
        <text:list-item>
          <text:p text:style-name="P15">Castellà: Nadiu</text:p>
        </text:list-item>
        <text:list-item>
          <text:p text:style-name="P15">Anglès: Avançat (C1)</text:p>
        </text:list-item>
      </text:list>
      <text:p text:style-name="P12">Certificacions:</text:p>
      <text:list text:style-name="L5">
        <text:list-item>
          <text:p text:style-name="P16">Certificació 1 (PMP, ITIL)</text:p>
        </text:list-item>
        <text:list-item>
          <text:p text:style-name="P16">Certificació 2 (Cisco CCNA)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8:24:32.084000000</meta:creation-date>
    <dc:date>2024-11-15T19:14:08.777000000</dc:date>
    <meta:editing-duration>PT49M36S</meta:editing-duration>
    <meta:editing-cycles>1</meta:editing-cycles>
    <meta:document-statistic meta:table-count="0" meta:image-count="0" meta:object-count="0" meta:page-count="1" meta:paragraph-count="30" meta:word-count="204" meta:character-count="1418" meta:non-whitespace-character-count="1256"/>
    <meta:generator>LibreOffice/7.6.2.1$Windows_X86_64 LibreOffice_project/56f7684011345957bbf33a7ee678afaf4d2ba333</meta:generator>
  </office:meta>
</office:document-meta>
</file>